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Parser.isLowerCas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Parser.isOneOf( char ch , final char [ ] ch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Parser.parse( final char [ ] chars , char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Parser.parse( final String str , char [ ] separato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rameterParser.Parameter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Parser.getToken( boolean quot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rameterParser.has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Parser.parseToken( final char [ ] terminat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ameterParser.parse( final char [ ] chars , int offset , int length , char separato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arameterParser.setLowerCaseName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Parser.parse( final String str , char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Parser.parseQuotedToken( final char [ ] terminato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